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21a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McKillip</meta:initial-creator>
    <meta:creation-date>2015-01-28T11:37:52</meta:creation-date>
    <dc:date>2015-01-28T11:38:11</dc:date>
    <dc:creator>Matt McKillip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4.0.4.2$Linux_X86_64 LibreOffice_project/400m0$Build-2</meta:generator>
  </office:meta>
</office:document-meta>
</file>